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IPAmjMincho" svg:font-family="IPAmjMincho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e6f49" officeooo:paragraph-rsid="001e6f49" style:font-size-asian="36pt" style:font-size-complex="36pt"/>
    </style:style>
    <style:style style:name="P2" style:family="paragraph" style:parent-style-name="Standard">
      <style:text-properties fo:font-size="36pt" officeooo:rsid="001fcaab" officeooo:paragraph-rsid="00204fa6" style:font-name-asian="IPAmjMincho" style:font-size-asian="36pt" style:language-asian="ja" style:country-asian="JP" style:font-size-complex="36pt"/>
    </style:style>
    <style:style style:name="P3" style:family="paragraph" style:parent-style-name="Standard">
      <style:text-properties fo:font-size="36pt" officeooo:rsid="0021a956" officeooo:paragraph-rsid="0021a956" style:font-name-asian="IPAmjMincho" style:font-size-asian="36pt" style:language-asian="ja" style:country-asian="JP" style:font-size-complex="36pt"/>
    </style:style>
    <style:style style:name="T1" style:family="text">
      <style:text-properties officeooo:rsid="0022320b"/>
    </style:style>
    <style:style style:name="T2" style:family="text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辺󠄂</text:p>
      <text:p text:style-name="P2">中∅︀</text:p>
      <text:p text:style-name="P3">ᠠ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IPAmjMincho" svg:font-family="IPAmjMincho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-asian="IPAmjMincho" style:font-family-asian="IPAmjMincho" style:font-style-name-asian="標準" style:font-pitch-asian="variable" style:font-size-asian="10.5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33:03.619957120</meta:creation-date>
    <dc:date>2018-01-06T18:56:30.570000000</dc:date>
    <meta:editing-duration>PT12M22S</meta:editing-duration>
    <meta:editing-cycles>8</meta:editing-cycles>
    <meta:generator>LibreOffice/6.0.0.1$Windows_X86_64 LibreOffice_project/d2bec56d7865f05a1003dc88449f2b0fdd85309a</meta:generator>
    <meta:document-statistic meta:table-count="0" meta:image-count="0" meta:object-count="0" meta:page-count="1" meta:paragraph-count="3" meta:word-count="5" meta:character-count="4" meta:non-whitespace-character-count="5"/>
  </office:meta>
</office:document-meta>
</file>